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d283" officeooo:paragraph-rsid="001ad283"/>
    </style:style>
    <style:style style:name="P2" style:family="paragraph" style:parent-style-name="Standard">
      <style:text-properties officeooo:rsid="001b4d9c" officeooo:paragraph-rsid="001b4d9c"/>
    </style:style>
    <style:style style:name="P3" style:family="paragraph" style:parent-style-name="Standard">
      <style:text-properties officeooo:rsid="001bda95" officeooo:paragraph-rsid="001bda95"/>
    </style:style>
    <style:style style:name="P4" style:family="paragraph" style:parent-style-name="Standard">
      <style:text-properties officeooo:rsid="001ca27e" officeooo:paragraph-rsid="001ca2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 Implementation &amp; Presentation</text:p>
      <text:p text:style-name="P4"><text:s/></text:p>
      <text:p text:style-name="P4">Group presentation:</text:p>
      <text:p text:style-name="P4"><text:s/></text:p>
      <text:p text:style-name="P4">Each group will have 20 minutes to present their application and 5 minutes to answer questions.</text:p>
      <text:p text:style-name="P4"><text:s/></text:p>
      <text:p text:style-name="P4">Format of the presentation:</text:p>
      <text:p text:style-name="P4"><text:s/></text:p>
      <text:p text:style-name="P4">Introduction to client’s business and application.</text:p>
      <text:p text:style-name="P4">Use-case diagram and some noteworthy requirements.</text:p>
      <text:p text:style-name="P4">Important design decisions and/or designs.</text:p>
      <text:p text:style-name="P4">Demo of the application.</text:p>
      <text:p text:style-name="P4">Q&amp;A.</text:p>
      <text:p text:style-name="P4"><text:s/></text:p>
      <text:p text:style-name="P4">Use a presentation (ppt or key) for items 1 through 3. This could be just a few slides and should take no more than 10 minutes.</text:p>
      <text:p text:style-name="P4"><text:s/></text:p>
      <text:p text:style-name="P4">Item 4 should take no more than 10 minutes.</text:p>
      <text:p text:style-name="P4"><text:s/></text:p>
      <text:p text:style-name="P4">Important:</text:p>
      <text:p text:style-name="P4"><text:s/></text:p>
      <text:p text:style-name="P4">You are to treat this as a final exam and should be in class for the entire time, including other group presentations.</text:p>
      <text:p text:style-name="P4">Use the entire 25 minutes allotted for your project. If you don’t have a substantial demo, use the allotted time for other parts of the project and vice versa.</text:p>
      <text:p text:style-name="P4">All project members should participate in the presentation to get individual credit. So, plan on who is going to present what.</text:p>
      <text:p text:style-name="P4"><text:s/></text:p>
      <text:p text:style-name="P4">Deliverables (due at midnight on the date of presentation):</text:p>
      <text:p text:style-name="P4"><text:s/></text:p>
      <text:p text:style-name="P4">Provide a link to the server where your application is hosted or submit all project files as a zipped folder, to EMU online, with proper instructions to access and run the program.</text:p>
      <text:p text:style-name="P4">2. <text:s text:c="5"/>Verification and validation plans for the system, including sample test cases (1 to 3 pages).</text:p>
      <text:p text:style-name="P4">Client response – hard copy or email (should receive it by the end of the week).</text:p>
      <text:p text:style-name="P4">Individual evaluation of project mates’ contributions – use the form below. Each member of the group has to complete this form and submit it to EMU online individually. This should NOT be shared within the group. This is for me to assess how the group has worked throughout the semester and possibly make changes in the future.</text:p>
      <text:p text:style-name="P4"><text:s/></text:p>
      <text:p text:style-name="P4"><text:s/></text:p>
      <text:p text:style-name="P4"><text:s/></text:p>
      <text:p text:style-name="P4"><text:s/></text:p>
      <text:p text:style-name="P4"><text:s/></text:p>
      <text:p text:style-name="P4"><text:s/></text:p>
      <text:p text:style-name="P4"><text:s/></text:p>
      <text:p text:style-name="P4"><text:s/></text:p>
      <text:p text:style-name="P4"><text:s/></text:p>
      <text:p text:style-name="P4"><text:s/></text:p>
      <text:p text:style-name="P4"><text:s/></text:p>
      <text:p text:style-name="P4"><text:soft-page-break/>Individual evaluation of project mates’ contributions</text:p>
      <text:p text:style-name="P4">(Confidential)</text:p>
      <text:p text:style-name="P4"><text:s/></text:p>
      <text:p text:style-name="P4">Name:</text:p>
      <text:p text:style-name="P4"><text:s/></text:p>
      <text:p text:style-name="P4">1. <text:s text:c="5"/>Using a scale of 1 to 10, rate each one of your team member’s contribution to the entire project.</text:p>
      <text:p text:style-name="P4"><text:s/></text:p>
      <text:p text:style-name="P4"><text:s/></text:p>
      <text:p text:style-name="P4"><text:s/></text:p>
      <text:p text:style-name="P4"><text:s/></text:p>
      <text:p text:style-name="P4">2. <text:s text:c="5"/>Using a scale of 1 to 10, rate your contribution to the entire project.</text:p>
      <text:p text:style-name="P4"><text:s/></text:p>
      <text:p text:style-name="P4"><text:s/></text:p>
      <text:p text:style-name="P4">3. <text:s text:c="5"/>If you rated anyone below 5, please explain. Or, explain the lowest rating you have provided for the above two questions.</text:p>
      <text:p text:style-name="P4"><text:s/></text:p>
      <text:p text:style-name="P4"><text:s/></text:p>
      <text:p text:style-name="P4"><text:s/></text:p>
      <text:p text:style-name="P4"><text:s/></text:p>
      <text:p text:style-name="P4"><text:s/></text:p>
      <text:p text:style-name="P4"><text:s/></text:p>
      <text:p text:style-name="P4"><text:s/></text:p>
      <text:p text:style-name="P4">4. <text:s text:c="5"/>According to you, was any team member given an unfair grade for individual contribution throughout the project? Explain.</text:p>
      <text:p text:style-name="P4"><text:s/></text:p>
      <text:p text:style-name="P4"><text:s/></text:p>
      <text:p text:style-name="P4"><text:s/></text:p>
      <text:p text:style-name="P4"><text:s/></text:p>
      <text:p text:style-name="P4"><text:s/></text:p>
      <text:p text:style-name="P4"><text:s/></text:p>
      <text:p text:style-name="P4">5. <text:s text:c="5"/>Did you have any logistical problems with working on the project? Say, one member was bossing over, or you did not have a fair say in decision-making, or you were dumped with all the grunt work, or anything else that discouraged you from contributing to your fullest extent.</text:p>
      <text:p text:style-name="P4"><text:s/></text:p>
      <text:p text:style-name="P4"><text:s/></text:p>
      <text:p text:style-name="P4"><text:s/></text:p>
      <text:p text:style-name="P4"><text:s/></text:p>
      <text:p text:style-name="P4"><text:s/></text:p>
      <text:p text:style-name="P4"><text:s/></text:p>
      <text:p text:style-name="P4"><text:s/></text:p>
      <text:p text:style-name="P4">6. <text:s text:c="5"/>Knowing what you know now, how would you select your project mates next time?</text:p>
      <text:p text:style-name="P4"><text:s/></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14:46:50.470279000</meta:creation-date>
    <dc:date>2015-05-03T14:48:08.923495000</dc:date>
    <meta:editing-duration>PT1M16S</meta:editing-duration>
    <meta:editing-cycles>4</meta:editing-cycles>
    <meta:generator>LibreOffice/4.3.7.2$MacOSX_X86_64 LibreOffice_project/8a35821d8636a03b8bf4e15b48f59794652c68ba</meta:generator>
    <meta:document-statistic meta:table-count="0" meta:image-count="0" meta:object-count="0" meta:page-count="2" meta:paragraph-count="80" meta:word-count="432" meta:character-count="2611" meta:non-whitespace-character-count="2119"/>
  </office:meta>
</office:document-meta>
</file>